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3" style:family="table-cell" style:parent-style-name="Default" style:data-style-name="N0">
      <style:table-cell-properties style:vertical-align="middle"/>
      <style:text-properties fo:color="#000000" style:font-name="Calibri1" style:font-name-asian="Calibri1" style:font-name-complex="Calibri1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6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8" style:family="table-cell" style:parent-style-name="Default" style:data-style-name="N36">
      <style:table-cell-properties fo:border="thin solid #000000" style:vertical-align="middle"/>
      <style:text-properties fo:color="#000000" style:font-name="Calibri1" style:font-name-asian="Calibri1" style:font-name-complex="Calibri1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/>
      <style:text-properties fo:color="#000000" style:font-name="Calibri1" style:font-name-asian="Calibri1" style:font-name-complex="Calibri1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color="#000000" style:font-name="Calibri1" style:font-name-asian="Calibri1" style:font-name-complex="Calibri1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color="#000000" style:font-name="Calibri1" style:font-name-asian="Calibri1" style:font-name-complex="Calibri1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0000" style:font-name="Calibri1" style:font-name-asian="Calibri1" style:font-name-complex="Calibri1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color="#000000" style:font-name="Calibri1" style:font-name-asian="Calibri1" style:font-name-complex="Calibri1" fo:font-size="9pt" style:font-size-asian="9pt" style:font-size-complex="9pt"/>
    </style:style>
    <style:style style:name="ce14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1" style:font-name-asian="Calibri1" style:font-name-complex="Calibri1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Calibri1" style:font-name-asian="Calibri1" style:font-name-complex="Calibri1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alibri1" style:font-name-asian="Calibri1" style:font-name-complex="Calibri1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Calibri1" style:font-name-asian="Calibri1" style:font-name-complex="Calibri1" fo:font-size="9pt" style:font-size-asian="9pt" style:font-size-complex="9pt"/>
    </style:style>
    <style:style style:name="ce26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7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alibri1" style:font-name-asian="Calibri1" style:font-name-complex="Calibri1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0.2116666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number-columns-repeated="16375" table:default-cell-style-name="ce1"/>
        <table:table-row table:style-name="ro1">
          <table:table-cell office:value-type="string" table:number-columns-spanned="4" table:number-rows-spanned="1" table:style-name="ce15">
            <text:p>Empresa: MARLI ROSA DOS SANTOS VIEIRA</text:p>
          </table:table-cell>
          <table:covered-table-cell table:number-columns-repeated="3"/>
          <table:table-cell office:value-type="string" table:number-columns-spanned="5" table:number-rows-spanned="1" table:style-name="ce16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Endereço: Rua Trinta de Dezembro, 265</text:p>
          </table:table-cell>
          <table:covered-table-cell table:number-columns-repeated="3"/>
          <table:table-cell table:number-columns-spanned="5" table:number-rows-spanned="5" table:style-name="ce17"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5">
            <text:p>Agência:</text:p>
          </table:table-cell>
          <table:covered-table-cell/>
          <table:table-cell office:value-type="string" table:number-columns-spanned="2" table:number-rows-spanned="1" table:style-name="ce15">
            <text:p>Conta Corrente: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5">
            <text:p>Telefone Empresa: 48-3432-5113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3"/>
          <table:table-cell office:value-type="string" table:number-columns-spanned="3" table:number-rows-spanned="1" table:style-name="ce18">
            <text:p>ORÇAMENTO</text:p>
          </table:table-cell>
          <table:covered-table-cell table:number-columns-repeated="2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Unidade Escolar: APP EMEF PROF. MARIA DA GLORIA SILV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Endereço: R. JOAQUIM MENDES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Telefone: (48) 34303-1139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CNPJ: 83.595.611/0001-57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Recurso: PDDE 2023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table:style-name="ce3"/>
          <table:table-cell office:value-type="string" table:number-columns-spanned="7" table:number-rows-spanned="1" table:style-name="ce19">
            <text:p>PRAZO ENTREGA / EXECUÇÃO DO SERVIÇO: Imediato</text:p>
          </table:table-cell>
          <table:covered-table-cell table:number-columns-repeated="6"/>
          <table:table-cell table:style-name="ce3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2">
          <table:table-cell office:value-type="string" table:style-name="ce4">
            <text:p>Item</text:p>
          </table:table-cell>
          <table:table-cell office:value-type="string" table:number-columns-spanned="5" table:number-rows-spanned="1" table:style-name="ce20">
            <text:p>Especificação e Marca do Produto</text:p>
          </table:table-cell>
          <table:covered-table-cell table:number-columns-repeated="4"/>
          <table:table-cell office:value-type="string" table:style-name="ce4">
            <text:p>Quant</text:p>
          </table:table-cell>
          <table:table-cell office:value-type="string" table:style-name="ce5">
            <text:p>Valor</text:p>
            <text:p>Unitário</text:p>
          </table:table-cell>
          <table:table-cell office:value-type="string" table:style-name="ce5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01</text:p>
          </table:table-cell>
          <table:table-cell office:value-type="string" table:number-columns-spanned="5" table:number-rows-spanned="1" table:style-name="ce16">
            <text:p>CARTOLINA A4 120G COM 50</text:p>
          </table:table-cell>
          <table:covered-table-cell table:number-columns-repeated="4"/>
          <table:table-cell office:value-type="float" office:value="20" table:style-name="ce2">
            <text:p>20</text:p>
          </table:table-cell>
          <table:table-cell office:value-type="float" office:value="12" table:style-name="ce7">
            <text:p>R$ 12,00</text:p>
          </table:table-cell>
          <table:table-cell office:value-type="float" office:value="240" table:formula="of:=[.H18]*[.G18]" table:style-name="ce8">
            <text:p>R$ 240,00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02</text:p>
          </table:table-cell>
          <table:table-cell office:value-type="string" table:number-columns-spanned="5" table:number-rows-spanned="1" table:style-name="ce16">
            <text:p>PLASTICO PARA PLASTIFICACAO</text:p>
          </table:table-cell>
          <table:covered-table-cell table:number-columns-repeated="4"/>
          <table:table-cell office:value-type="float" office:value="3" table:style-name="ce2">
            <text:p>3</text:p>
          </table:table-cell>
          <table:table-cell office:value-type="float" office:value="215.5" table:style-name="ce7">
            <text:p>R$ 215,50</text:p>
          </table:table-cell>
          <table:table-cell office:value-type="float" office:value="646.5" table:formula="of:=[.H19]*[.G19]" table:style-name="ce8">
            <text:p>R$ 646,50</text:p>
          </table:table-cell>
          <table:table-cell table:number-columns-repeated="16375"/>
        </table:table-row>
        <table:table-row table:style-name="ro1">
          <table:table-cell office:value-type="float" office:value="3" table:style-name="ce6">
            <text:p>03</text:p>
          </table:table-cell>
          <table:table-cell office:value-type="string" table:number-columns-spanned="5" table:number-rows-spanned="1" table:style-name="ce16">
            <text:p>TINTA MARCADOR QUADRO BRANCO REABASTECEDOR 1L PRETO</text:p>
          </table:table-cell>
          <table:covered-table-cell table:number-columns-repeated="4"/>
          <table:table-cell office:value-type="float" office:value="2" table:style-name="ce2">
            <text:p>2</text:p>
          </table:table-cell>
          <table:table-cell office:value-type="float" office:value="315.5" table:style-name="ce7">
            <text:p>R$ 315,50</text:p>
          </table:table-cell>
          <table:table-cell office:value-type="float" office:value="631" table:formula="of:=[.H20]*[.G20]" table:style-name="ce8">
            <text:p>R$ 631,00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04</text:p>
          </table:table-cell>
          <table:table-cell office:value-type="string" table:number-columns-spanned="5" table:number-rows-spanned="1" table:style-name="ce16">
            <text:p>PAPEL PARDO</text:p>
          </table:table-cell>
          <table:covered-table-cell table:number-columns-repeated="4"/>
          <table:table-cell office:value-type="float" office:value="18" table:style-name="ce2">
            <text:p>18</text:p>
          </table:table-cell>
          <table:table-cell office:value-type="float" office:value="19.899999999999999" table:style-name="ce7">
            <text:p>R$ 19,90</text:p>
          </table:table-cell>
          <table:table-cell office:value-type="float" office:value="358.2" table:formula="of:=[.H21]*[.G21]" table:style-name="ce8">
            <text:p>R$ 358,20</text:p>
          </table:table-cell>
          <table:table-cell table:number-columns-repeated="16375"/>
        </table:table-row>
        <table:table-row table:style-name="ro1">
          <table:table-cell office:value-type="float" office:value="5" table:style-name="ce6">
            <text:p>05</text:p>
          </table:table-cell>
          <table:table-cell office:value-type="string" table:number-columns-spanned="5" table:number-rows-spanned="1" table:style-name="ce16">
            <text:p>PLASTICO ENCADERNACAO A4</text:p>
          </table:table-cell>
          <table:covered-table-cell table:number-columns-repeated="4"/>
          <table:table-cell office:value-type="float" office:value="51" table:style-name="ce2">
            <text:p>51</text:p>
          </table:table-cell>
          <table:table-cell office:value-type="float" office:value="5.5" table:style-name="ce7">
            <text:p>R$ 5,50</text:p>
          </table:table-cell>
          <table:table-cell office:value-type="float" office:value="280.5" table:formula="of:=[.H22]*[.G22]" table:style-name="ce8">
            <text:p>R$ 280,50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06</text:p>
          </table:table-cell>
          <table:table-cell office:value-type="string" table:number-columns-spanned="5" table:number-rows-spanned="1" table:style-name="ce21">
            <text:p>EVA PLACA LISA CORES</text:p>
          </table:table-cell>
          <table:covered-table-cell table:number-columns-repeated="4"/>
          <table:table-cell office:value-type="float" office:value="50" table:style-name="ce2">
            <text:p>50</text:p>
          </table:table-cell>
          <table:table-cell office:value-type="float" office:value="3.5" table:style-name="ce7">
            <text:p>R$ 3,50</text:p>
          </table:table-cell>
          <table:table-cell office:value-type="float" office:value="175" table:formula="of:=[.H23]*[.G23]" table:style-name="ce8">
            <text:p>R$ 175,00</text:p>
          </table:table-cell>
          <table:table-cell table:number-columns-repeated="16375"/>
        </table:table-row>
        <table:table-row table:style-name="ro1">
          <table:table-cell office:value-type="float" office:value="7" table:style-name="ce6">
            <text:p>07</text:p>
          </table:table-cell>
          <table:table-cell office:value-type="string" table:number-columns-spanned="5" table:number-rows-spanned="1" table:style-name="ce16">
            <text:p>EVA PLACA GLITER ESTAMPA</text:p>
          </table:table-cell>
          <table:covered-table-cell table:number-columns-repeated="4"/>
          <table:table-cell office:value-type="float" office:value="50" table:style-name="ce2">
            <text:p>50</text:p>
          </table:table-cell>
          <table:table-cell office:value-type="float" office:value="8.8000000000000007" table:style-name="ce7">
            <text:p>R$ 8,80</text:p>
          </table:table-cell>
          <table:table-cell office:value-type="float" office:value="440.00000000000006" table:formula="of:=[.H24]*[.G24]" table:style-name="ce8">
            <text:p>R$ 440,00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08</text:p>
          </table:table-cell>
          <table:table-cell office:value-type="string" table:number-columns-spanned="5" table:number-rows-spanned="1" table:style-name="ce16">
            <text:p>BLOCO A3 EDUCACAO ARTISTICA</text:p>
          </table:table-cell>
          <table:covered-table-cell table:number-columns-repeated="4"/>
          <table:table-cell office:value-type="float" office:value="20" table:style-name="ce2">
            <text:p>20</text:p>
          </table:table-cell>
          <table:table-cell office:value-type="float" office:value="25.9" table:style-name="ce7">
            <text:p>R$ 25,90</text:p>
          </table:table-cell>
          <table:table-cell office:value-type="float" office:value="518" table:formula="of:=[.H25]*[.G25]" table:style-name="ce8">
            <text:p>R$ 518,00</text:p>
          </table:table-cell>
          <table:table-cell table:number-columns-repeated="16375"/>
        </table:table-row>
        <table:table-row table:style-name="ro1">
          <table:table-cell office:value-type="float" office:value="9" table:style-name="ce6">
            <text:p>09</text:p>
          </table:table-cell>
          <table:table-cell office:value-type="string" table:number-columns-spanned="5" table:number-rows-spanned="1" table:style-name="ce16">
            <text:p>BLOCO TECNICO A3 SEM MARGEM</text:p>
          </table:table-cell>
          <table:covered-table-cell table:number-columns-repeated="4"/>
          <table:table-cell office:value-type="float" office:value="16" table:style-name="ce2">
            <text:p>16</text:p>
          </table:table-cell>
          <table:table-cell office:value-type="float" office:value="18.899999999999999" table:style-name="ce7">
            <text:p>R$ 18,90</text:p>
          </table:table-cell>
          <table:table-cell office:value-type="float" office:value="302.39999999999998" table:formula="of:=[.H26]*[.G26]" table:style-name="ce8">
            <text:p>R$ 302,40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number-columns-spanned="5" table:number-rows-spanned="1" table:style-name="ce16">
            <text:p>ENVELOPE PLAST SEM FUROS</text:p>
          </table:table-cell>
          <table:covered-table-cell table:number-columns-repeated="4"/>
          <table:table-cell office:value-type="float" office:value="2" table:style-name="ce2">
            <text:p>2</text:p>
          </table:table-cell>
          <table:table-cell office:value-type="float" office:value="242" table:style-name="ce7">
            <text:p>R$ 242,00</text:p>
          </table:table-cell>
          <table:table-cell office:value-type="float" office:value="484" table:formula="of:=[.H27]*[.G27]" table:style-name="ce8">
            <text:p>R$ 484,00</text:p>
          </table:table-cell>
          <table:table-cell table:number-columns-repeated="1637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number-columns-spanned="5" table:number-rows-spanned="1" table:style-name="ce16">
            <text:p>TINTA MARCADOR QUADRO BRANCO REABASTECEDOR 1L VERMELHO</text:p>
          </table:table-cell>
          <table:covered-table-cell table:number-columns-repeated="4"/>
          <table:table-cell office:value-type="float" office:value="2" table:style-name="ce2">
            <text:p>2</text:p>
          </table:table-cell>
          <table:table-cell office:value-type="float" office:value="332.5" table:style-name="ce7">
            <text:p>R$ 332,50</text:p>
          </table:table-cell>
          <table:table-cell office:value-type="float" office:value="665" table:formula="of:=[.H28]*[.G28]" table:style-name="ce8">
            <text:p>R$ 665,00</text:p>
          </table:table-cell>
          <table:table-cell table:number-columns-repeated="1637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number-columns-spanned="5" table:number-rows-spanned="1" table:style-name="ce16">
            <text:p>TINTA MARCADOR QUADRO BRANCO REABASTECEDOR 1L AZUL</text:p>
          </table:table-cell>
          <table:covered-table-cell table:number-columns-repeated="4"/>
          <table:table-cell office:value-type="float" office:value="2" table:style-name="ce2">
            <text:p>2</text:p>
          </table:table-cell>
          <table:table-cell office:value-type="float" office:value="332.5" table:style-name="ce7">
            <text:p>R$ 332,50</text:p>
          </table:table-cell>
          <table:table-cell office:value-type="float" office:value="665" table:formula="of:=[.H29]*[.G29]" table:style-name="ce8">
            <text:p>R$ 665,00</text:p>
          </table:table-cell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22">
            <text:p>Data</text:p>
          </table:table-cell>
          <table:covered-table-cell/>
          <table:table-cell office:value-type="string" table:number-columns-spanned="2" table:number-rows-spanned="2" table:style-name="ce23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4">
            <text:p>TOTAIS</text:p>
            <text:p/>
          </table:table-cell>
          <table:covered-table-cell/>
          <table:table-cell office:value-type="string" table:number-columns-spanned="2" table:number-rows-spanned="2" table:style-name="ce25">
            <text:p>Data de validade da proposta: 31/12/2023</text:p>
          </table:table-cell>
          <table:covered-table-cell/>
          <table:table-cell office:value-type="string" table:style-name="ce9">
            <text:p>TOTAL GERAL</text:p>
          </table:table-cell>
          <table:table-cell table:number-columns-repeated="16375"/>
        </table:table-row>
        <table:table-row table:style-name="ro1">
          <table:table-cell table:style-name="ce10"/>
          <table:table-cell table:style-name="ce11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405.6" table:formula="of:=SUM([.I18:.I29])" table:number-columns-spanned="1" table:number-rows-spanned="4" table:style-name="ce26">
            <text:p>R$ 5.405,60</text:p>
          </table:table-cell>
          <table:table-cell table:number-columns-repeated="16375"/>
        </table:table-row>
        <table:table-row table:style-name="ro1">
          <table:table-cell office:value-type="date" office:date-value="2023-05-10T00:00:00" table:number-columns-spanned="2" table:number-rows-spanned="3" table:style-name="ce27">
            <text:p>10/5/2023</text:p>
          </table:table-cell>
          <table:covered-table-cell/>
          <table:table-cell table:number-columns-spanned="2" table:number-rows-spanned="3" table:style-name="ce17"/>
          <table:covered-table-cell/>
          <table:table-cell office:value-type="float" office:value="5405.6" table:formula="of:=SUM([.I18:.I29])" table:number-columns-spanned="2" table:number-rows-spanned="3" table:style-name="ce26">
            <text:p>R$ 5.405,60</text:p>
          </table:table-cell>
          <table:covered-table-cell/>
          <table:table-cell office:value-type="string" table:number-columns-spanned="2" table:number-rows-spanned="1" table:style-name="ce28">
            <text:p>Desconto</text:p>
          </table:table-cell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29"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30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31">
            <text:p>Gerente da GEREI</text:p>
          </table:table-cell>
          <table:covered-table-cell table:number-columns-repeated="2"/>
          <table:table-cell table:style-name="ce12"/>
          <table:table-cell table:style-name="ce13"/>
          <table:table-cell table:number-columns-repeated="16375"/>
        </table:table-row>
        <table:table-row table:style-name="ro1">
          <table:table-cell office:value-type="string" table:number-columns-spanned="4" table:number-rows-spanned="3" table:style-name="ce32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2">
            <text:p>___________________</text:p>
            <text:p>Carimbo e assinatura</text:p>
          </table:table-cell>
          <table:covered-table-cell table:number-columns-repeated="4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number-rows-repeated="3" table:style-name="ro3">
          <table:table-cell table:number-columns-repeated="9" table:style-name="ce14"/>
          <table:table-cell table:number-columns-repeated="16375"/>
        </table:table-row>
        <table:table-row table:style-name="ro4">
          <table:table-cell table:number-columns-repeated="9" table:style-name="ce14"/>
          <table:table-cell table:number-columns-repeated="16375"/>
        </table:table-row>
        <table:table-row table:style-name="ro5">
          <table:table-cell table:number-columns-repeated="9" table:style-name="ce14"/>
          <table:table-cell table:number-columns-repeated="16375"/>
        </table:table-row>
        <table:table-row table:number-rows-repeated="2" table:style-name="ro3">
          <table:table-cell table:number-columns-repeated="9" table:style-name="ce14"/>
          <table:table-cell table:number-columns-repeated="16375"/>
        </table:table-row>
        <table:table-row table:style-name="ro6">
          <table:table-cell table:number-columns-repeated="9" table:style-name="ce14"/>
          <table:table-cell table:number-columns-repeated="16375"/>
        </table:table-row>
        <table:table-row table:number-rows-repeated="2" table:style-name="ro4">
          <table:table-cell table:number-columns-repeated="9" table:style-name="ce14"/>
          <table:table-cell table:number-columns-repeated="16375"/>
        </table:table-row>
        <table:table-row table:number-rows-repeated="104852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able-cell-properties style:vertical-align="automatic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/>
      <style:text-properties fo:color="#CC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0T20:53:32Z</dc:date>
    <meta:print-date>2023-09-20T19:53:27Z</meta:print-date>
    <meta:editing-cycles>17</meta:editing-cycles>
    <meta:editing-duration>PT12312S</meta:editing-duration>
    <meta:user-defined meta:name="AppVersion">16.0300</meta:user-defined>
  </office:meta>
</office:document-meta>
</file>